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.44mm"/>
    </style:style>
    <style:style style:name="co4" style:family="table-column">
      <style:table-column-properties fo:break-before="auto" style:column-width="10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(Randomized)</text:p>
          </table:table-cell>
          <table:table-cell table:number-columns-repeated="3"/>
          <table:table-cell office:value-type="string" calcext:value-type="string">
            <text:p>Af</text:p>
          </table:table-cell>
          <table:table-cell office:value-type="string" calcext:value-type="string">
            <text:p>Anr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A</text:p>
          </table:table-cell>
        </table:table-row>
        <table:table-row table:style-name="ro1">
          <table:table-cell office:value-type="string" calcext:value-type="string">
            <text:p>Params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fric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x_depth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ntarctica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_estimator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As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caler</text:p>
          </table:table-cell>
          <table:table-cell office:value-type="string" calcext:value-type="string">
            <text:p>MaxAbsScaler</text:p>
          </table:table-cell>
          <table:table-cell/>
          <table:table-cell office:value-type="string" calcext:value-type="string">
            <text:p>Euro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lass weight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rth Amer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ceani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outh Amer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Correct</text:p>
          </table:table-cell>
          <table:table-cell table:formula="of:=[.F2]+[.G3]+[.H4]+[.I5]+[.J6]+[.K7]+[.L8]"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Wrong</text:p>
          </table:table-cell>
          <table:table-cell table:formula="of:=SUM([.F2:.L8])-[.F10]" office:value-type="float" office:value="226" calcext:value-type="float">
            <text:p>226</text:p>
          </table:table-cell>
          <table:table-cell table:number-columns-repeated="6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KNN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Af</text:p>
          </table:table-cell>
          <table:table-cell office:value-type="string" calcext:value-type="string">
            <text:p>Anr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frica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ntarctica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21" calcext:value-type="float">
            <text:p>12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orth Americ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ceani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outh Americ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Correct</text:p>
          </table:table-cell>
          <table:table-cell table:formula="of:=[.F21]+[.G22]+[.H23]+[.I24]+[.J25]+[.K26]+[.L27]"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Wrong</text:p>
          </table:table-cell>
          <table:table-cell table:formula="of:=SUM([.F21:.L27])-[.F29]" office:value-type="float" office:value="251" calcext:value-type="float">
            <text:p>25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.00.0000</text:date>, <text:time style:data-style-name="N2" text:time-value="14:05:14.24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2:21:39.076000000</meta:creation-date>
    <dc:date>2017-01-27T14:22:21.814000000</dc:date>
    <meta:editing-duration>PT24M59S</meta:editing-duration>
    <meta:editing-cycles>3</meta:editing-cycles>
    <meta:generator>LibreOffice/5.0.6.3$Windows_x86 LibreOffice_project/490fc03b25318460cfc54456516ea2519c11d1aa</meta:generator>
    <meta:document-statistic meta:table-count="1" meta:cell-count="148" meta:object-count="0"/>
  </office:meta>
</office:document-meta>
</file>